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ff" draw:marker-start-width="0.5cm" draw:marker-end-width="0.5cm" draw:fill="none" draw:textarea-horizontal-align="justify" draw:textarea-vertical-align="middle" draw:auto-grow-height="false" fo:min-height="2.482cm" fo:min-width="5.85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1cm" svg:stroke-color="#8d1d75" draw:marker-start-width="0.5cm" draw:marker-end-width="0.5cm" draw:fill="none" draw:textarea-horizontal-align="justify" draw:textarea-vertical-align="middle" draw:auto-grow-height="false" fo:min-height="1.024cm" fo:min-width="3.248cm" fo:padding-top="0.175cm" fo:padding-bottom="0.175cm" fo:padding-left="0.3cm" fo:padding-right="0.3cm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2pt" style:font-size-asian="18pt" style:font-size-complex="18pt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P5" style:family="paragraph">
      <loext:graphic-properties draw:fill="none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.9cm" svg:height="8.497cm" svg:x="1.1cm" svg:y="0.4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3.495cm" svg:height="0.962cm" svg:x="6cm" svg:y="2.503cm">
          <draw:text-box>
            <text:p>Breeding</text:p>
          </draw:text-box>
        </draw:frame>
        <draw:frame draw:style-name="gr3" draw:text-style-name="P2" draw:layer="layout" svg:width="4.16cm" svg:height="0.962cm" svg:x="5.6cm" svg:y="5.003cm">
          <draw:text-box>
            <text:p>Multiplication</text:p>
          </draw:text-box>
        </draw:frame>
        <draw:frame draw:style-name="gr4" draw:text-style-name="P2" draw:layer="layout" svg:width="3.529cm" svg:height="0.962cm" svg:x="6cm" svg:y="6.903cm">
          <draw:text-box>
            <text:p>Production</text:p>
          </draw:text-box>
        </draw:frame>
        <draw:line draw:style-name="gr5" draw:text-style-name="P1" draw:layer="layout" svg:x1="3.2cm" svg:y1="6.2cm" svg:x2="11.9cm" svg:y2="6.2cm">
          <text:p/>
        </draw:line>
        <draw:line draw:style-name="gr5" draw:text-style-name="P1" draw:layer="layout" svg:x1="4.4cm" svg:y1="4.603cm" svg:x2="10.7cm" svg:y2="4.603cm">
          <text:p/>
        </draw:line>
        <draw:frame draw:style-name="gr6" draw:text-style-name="P4" draw:layer="layout" svg:width="4.892cm" svg:height="0.725cm" svg:x="0.508cm" svg:y="9.2cm">
          <draw:text-box>
            <text:p text:style-name="P3"><text:span text:style-name="T1">Selling animal products</text:span></text:p>
          </draw:text-box>
        </draw:frame>
        <draw:custom-shape draw:style-name="gr7" draw:text-style-name="P1" draw:layer="layout" svg:width="5.3cm" svg:height="1.8cm" svg:x="5.2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2.441cm" svg:height="0.963cm" svg:x="6.7cm" svg:y="10.025cm">
          <draw:text-box>
            <text:p>market</text:p>
          </draw:text-box>
        </draw:frame>
        <draw:line draw:style-name="gr9" draw:text-style-name="P1" draw:layer="layout" svg:x1="7.6cm" svg:y1="7.7cm" svg:x2="7.8cm" svg:y2="10.3cm">
          <text:p/>
        </draw:line>
        <draw:line draw:style-name="gr9" draw:text-style-name="P1" draw:layer="layout" svg:x1="7.7cm" svg:y1="8.7cm" svg:x2="5.2cm" svg:y2="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4-05T09:03:56.530227723</dc:date>
    <meta:editing-duration>PT9M56S</meta:editing-duration>
    <meta:editing-cycles>3</meta:editing-cycles>
    <meta:generator>LibreOffice/6.1.2.1$MacOSX_X86_64 LibreOffice_project/65905a128db06ba48db947242809d14d3f9a93fe</meta:generator>
    <meta:document-statistic meta:object-count="11"/>
  </office:meta>
</office:document-meta>
</file>